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.27cm" draw:transform="rotate (1.5707963267946) translate (2.27cm 11.19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4.81cm 11.19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3.54cm 11.19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6.08cm 11.19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7.35cm 11.19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20.05cm 11.19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14.97cm 11.19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18.78cm 11.19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17.51cm 11.19cm)">
          <text:p text:style-name="P1"><text:span text:style-name="T1">QS_DenyRequestLine, QS_DenyPath,</text:span></text:p>
          <text:p text:style-name="P1"><text:span text:style-name="T1">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27cm" draw:transform="rotate (1.5707963267946) translate (11.16cm 11.19cm)">
          <text:p text:style-name="P1"><text:span text:style-name="T1">nod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21.32cm 11.19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8.62cm 11.19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2cm" svg:height="1.27cm" svg:x="2.27cm" svg:y="3.57cm">
          <text:p text:style-name="P2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27cm" svg:x="9.89cm" svg:y="3.57cm">
          <text:p text:style-name="P2"><text:span text:style-name="T2">post read</text:span></text:p>
          <text:p text:style-name="P2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9.89cm 11.19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7.94cm" svg:height="1.27cm" svg:x="12.43cm" svg:y="3.57cm">
          <text:p text:style-name="P2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27cm" draw:transform="rotate (1.5707963267946) translate (16.24cm 11.19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12.43cm 11.19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27cm" draw:transform="rotate (1.5707963267946) translate (13.7cm 11.19cm)">
          <text:p text:style-name="P1"><text:span text:style-name="T1">mod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27.67cm 11.19cm)">
          <text:p text:style-name="P1"><text:span text:style-name="T1">QS_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26.4cm 11.19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25.13cm 11.19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23.86cm 11.19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35.29cm 11.19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22.59cm 11.19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34.02cm 11.19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32.75cm 11.19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28.94cm 11.19cm)">
          <text:p text:style-name="P1"><text:span text:style-name="T1">QS_Client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30.21cm 11.19cm)">
          <text:p text:style-name="P1"><text:span text:style-name="T1">QS_Client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31.48cm 11.19cm)">
          <text:p text:style-name="P1">QS_ClientEventPerSetLim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36.56cm 11.19cm)">
          <text:p text:style-name="P1">QS_CondLocRequestLimitMatch</text:p>
          <text:p text:style-name="P1">(QS_Cond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37.83cm 11.19cm)">
          <text:p text:style-name="P1">QS_EventPerSecLim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27cm" draw:transform="rotate (1.5707963267946) translate (39.1cm 11.19cm)">
          <text:p text:style-name="P1">QS_Delay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27cm" svg:y1="2.27cm" svg:x2="40.37cm" svg:y2="2.27cm">
          <text:p text:style-name="P2">request</text:p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scal Buchbinder</meta:initial-creator>
    <meta:creation-date>2010-01-11T20:11:11</meta:creation-date>
    <dc:date>2010-01-11T21:45:04</dc:date>
    <dc:creator>Pascal Buchbinder</dc:creator>
    <meta:editing-duration>PT01H03M03S</meta:editing-duration>
    <meta:editing-cycles>7</meta:editing-cycles>
    <meta:generator>OpenOffice.org/3.1$Linux OpenOffice.org_project/310m19$Build-9420</meta:generator>
    <meta:document-statistic meta:object-count="34"/>
  </office:meta>
</office:document-meta>
</file>